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0000" style:font-name="Times New Roman" fo:font-size="14pt" fo:letter-spacing="normal" fo:font-style="normal" fo:font-weight="bold" style:font-size-asian="14pt" style:font-size-complex="14pt" loext:padding-left="0cm" loext:padding-right="0cm" loext:padding-top="0cm" loext:padding-bottom="0.049cm" loext:border-left="none" loext:border-right="none" loext:border-top="none" loext:border-bottom="0.06pt dashed #cccccc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d94d9" officeooo:paragraph-rsid="001d94d9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ed2aa" officeooo:paragraph-rsid="001ed2aa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ed2aa" officeooo:paragraph-rsid="0020d278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20d278" officeooo:paragraph-rsid="0020d278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ed2aa" officeooo:paragraph-rsid="0020d278" style:font-size-asian="14pt" style:font-size-complex="14pt" loext:padding-left="0cm" loext:padding-right="0cm" loext:padding-top="0cm" loext:padding-bottom="0.049cm" loext:border-left="none" loext:border-right="none" loext:border-top="none" loext:border-bottom="0.06pt dashed #cccccc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20d278" officeooo:paragraph-rsid="0020d278" style:font-size-asian="14pt" style:font-size-complex="14pt" loext:padding-left="0cm" loext:padding-right="0cm" loext:padding-top="0cm" loext:padding-bottom="0.049cm" loext:border-left="none" loext:border-right="none" loext:border-top="none" loext:border-bottom="0.06pt dashed #cccccc"/>
    </style:style>
    <style:style style:name="P10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20d278" officeooo:paragraph-rsid="0020d278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P11" style:family="paragraph" style:parent-style-name="Standard" style:list-style-name="L2">
      <style:paragraph-properties fo:orphans="2" fo:widows="2"/>
      <style:text-properties officeooo:paragraph-rsid="0022c85e"/>
    </style:style>
    <style:style style:name="P12" style:family="paragraph" style:parent-style-name="Standard" style:list-style-name="L2">
      <style:paragraph-properties fo:orphans="2" fo:widows="2"/>
      <style:text-properties officeooo:rsid="0022c85e" officeooo:paragraph-rsid="0022c85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d94d9" officeooo:paragraph-rsid="001d94d9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T1" style:family="text">
      <style:text-properties fo:color="#ff0000" fo:font-weight="bold" loext:padding-left="0cm" loext:padding-right="0cm" loext:padding-top="0cm" loext:padding-bottom="0.049cm" loext:border-left="none" loext:border-right="none" loext:border-top="none" loext:border-bottom="0.06pt dashed #cccccc"/>
    </style:style>
    <style:style style:name="T2" style:family="text">
      <style:text-properties officeooo:rsid="001d94d9"/>
    </style:style>
    <style:style style:name="T3" style:family="text">
      <style:text-properties style:font-weight-asian="normal" style:font-weight-complex="normal"/>
    </style:style>
    <style:style style:name="T4" style:family="text">
      <style:text-properties officeooo:rsid="0022a03b" style:font-weight-asian="normal" style:font-weight-complex="normal"/>
    </style:style>
    <style:style style:name="T5" style:family="text">
      <style:text-properties officeooo:rsid="0022a03b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22c85e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 loext:padding-left="0cm" loext:padding-right="0cm" loext:padding-top="0cm" loext:padding-bottom="0.049cm" loext:border-left="none" loext:border-right="none" loext:border-top="none" loext:border-bottom="0.06pt dashed #cccc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eetings!</text:p>
      <text:p text:style-name="P2"/>
      <text:p text:style-name="P2"><text:span text:style-name="T2">Thank you for shortlisting me</text:span>.</text:p>
      <text:p text:style-name="P2"/>
      <text:p text:style-name="P2">As discussed earlier over the call, the first task as a part of the interview process.</text:p>
      <text:p text:style-name="P2"/>
      <text:p text:style-name="P2">Task to be submitted before <text:span text:style-name="T1">7th April 2018, 5 pm</text:span></text:p>
      <text:p text:style-name="P3"/>
      <text:p text:style-name="P4">This document has been created for the detailled description about the solution that I have created for the given Objective/Problem Statement.</text:p>
      <text:p text:style-name="P4"/>
      <text:p text:style-name="P8">1. Login</text:p>
      <text:p text:style-name="P8">2. Registration</text:p>
      <text:p text:style-name="P8">3. Forgot Password</text:p>
      <text:p text:style-name="P6">4. Todo CRUD operations</text:p>
      <text:list xml:id="list5453969010693991512" text:style-name="L1">
        <text:list-item>
          <text:p text:style-name="P10">Create</text:p>
        </text:list-item>
        <text:list-item>
          <text:p text:style-name="P10">Read</text:p>
        </text:list-item>
        <text:list-item>
          <text:p text:style-name="P10">Update</text:p>
        </text:list-item>
        <text:list-item>
          <text:p text:style-name="P10">Delete</text:p>
          <text:p text:style-name="P10"/>
        </text:list-item>
      </text:list>
      <text:p text:style-name="P4">Front End : (ReactJs and Redux)</text:p>
      <text:p text:style-name="P4"/>
      <text:list xml:id="list5314797044250964130" text:style-name="L2">
        <text:list-item>
          <text:p text:style-name="P11"><text:span text:style-name="T6">Ant Design UI library for Front End components</text:span></text:p>
        </text:list-item>
        <text:list-item>
          <text:p text:style-name="P12"><text:span text:style-name="T7">Redux for state container and state management</text:span></text:p>
        </text:list-item>
        <text:list-item>
          <text:p text:style-name="P12"><text:span text:style-name="T7">Axios for making http requests</text:span></text:p>
        </text:list-item>
        <text:list-item>
          <text:p text:style-name="P12"><text:span text:style-name="T7">React-Router-Dom for routing solutions</text:span></text:p>
        </text:list-item>
      </text:list>
      <text:p text:style-name="P4"/>
      <text:p text:style-name="P7">1. clone/download zip file</text:p>
      <text:p text:style-name="P7">2. extrarct</text:p>
      <text:p text:style-name="P7">3. cd roadoTest/</text:p>
      <text:p text:style-name="P7">4. npm install</text:p>
      <text:p text:style-name="P7">5. npm start <text:span text:style-name="T5">to run</text:span></text:p>
      <text:p text:style-name="P4"/>
      <text:p text:style-name="P5">Back End : (ExpressJs and MongoDB)</text:p>
      <text:p text:style-name="P5"/>
      <text:p text:style-name="P7">1. clone/download zip file</text:p>
      <text:p text:style-name="P7">2. extrarct</text:p>
      <text:p text:style-name="P7">3. cd roadoBackend/</text:p>
      <text:p text:style-name="P7">4. npm install</text:p>
      <text:p text:style-name="P9"><text:span text:style-name="T3">5. nodemon index.js </text:span><text:span text:style-name="T4">to ru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4:06:44.946395488</meta:creation-date>
    <meta:generator>LibreOffice/5.1.6.2$Linux_X86_64 LibreOffice_project/10m0$Build-2</meta:generator>
    <dc:date>2018-04-07T15:18:58.902672990</dc:date>
    <meta:editing-duration>PT23M17S</meta:editing-duration>
    <meta:editing-cycles>4</meta:editing-cycles>
    <meta:document-statistic meta:table-count="0" meta:image-count="0" meta:object-count="0" meta:page-count="1" meta:paragraph-count="30" meta:word-count="147" meta:character-count="818" meta:non-whitespace-character-count="709"/>
  </office:meta>
</office:document-meta>
</file>